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5563" officeooo:paragraph-rsid="00035563"/>
    </style:style>
    <style:style style:name="P2" style:family="paragraph" style:parent-style-name="Standard" style:list-style-name="L1">
      <style:text-properties style:text-line-through-style="solid" style:text-line-through-type="single" officeooo:rsid="00035563" officeooo:paragraph-rsid="00035563"/>
    </style:style>
    <style:style style:name="P3" style:family="paragraph" style:parent-style-name="Standard" style:list-style-name="L1">
      <style:text-properties officeooo:rsid="00045dcd" officeooo:paragraph-rsid="00045dcd"/>
    </style:style>
    <style:style style:name="P4" style:family="paragraph" style:parent-style-name="Standard" style:list-style-name="L1">
      <style:text-properties officeooo:rsid="0004b351" officeooo:paragraph-rsid="0004b351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 SHARE CLONE </text:p>
      <text:p text:style-name="P1"/>
      <text:p text:style-name="P1">TODO:</text:p>
      <text:list text:style-name="L1">
        <text:list-item>
          <text:p text:style-name="P2">Component to add expenses to specific users</text:p>
          <text:list>
            <text:list-item>
              <text:p text:style-name="P2">user { expenses: { item, price }}</text:p>
            </text:list-item>
          </text:list>
        </text:list-item>
        <text:list-item>
          <text:p text:style-name="P3">Expenses CRUD (<text:span text:style-name="T1">add</text:span>, read, update &amp; delete)</text:p>
        </text:list-item>
        <text:list-item>
          <text:p text:style-name="P3">Calculate percentage of what’s owed</text:p>
          <text:list>
            <text:list-item>
              <text:p text:style-name="P3">Calculate the owed amount </text:p>
            </text:list-item>
          </text:list>
        </text:list-item>
        <text:list-item>
          <text:p text:style-name="P4">Change Expenses state to not single items but: </text:p>
          <text:list>
            <text:list-item>
              <text:p text:style-name="P4">user_id: p1</text:p>
            </text:list-item>
            <text:list-item>
              <text:p text:style-name="P4">items: []</text:p>
            </text:list-item>
            <text:list-item>
              <text:p text:style-name="P4">price: []</text:p>
              <text:list>
                <text:list-item>
                  <text:p text:style-name="P4">So it’s not a single object but an object is belonging to a user with everyth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10:45:09.657000000</meta:creation-date>
    <dc:date>2022-08-31T13:09:07.759000000</dc:date>
    <meta:editing-duration>PT2H19M54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2" meta:word-count="74" meta:character-count="366" meta:non-whitespace-character-count="311"/>
  </office:meta>
</office:document-meta>
</file>